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975in"/>
    </style:style>
    <style:style style:name="Table1.B" style:family="table-column">
      <style:table-column-properties style:column-width="1.8951in"/>
    </style:style>
    <style:style style:name="Table1.C" style:family="table-column">
      <style:table-column-properties style:column-width="0.7764in"/>
    </style:style>
    <style:style style:name="Table1.D" style:family="table-column">
      <style:table-column-properties style:column-width="0.6424in"/>
    </style:style>
    <style:style style:name="Table1.E" style:family="table-column">
      <style:table-column-properties style:column-width="0.7979in"/>
    </style:style>
    <style:style style:name="Table1.F" style:family="table-column">
      <style:table-column-properties style:column-width="0.9271in"/>
    </style:style>
    <style:style style:name="Table1.G" style:family="table-column">
      <style:table-column-properties style:column-width="0.9111in"/>
    </style:style>
    <style:style style:name="Table1.A1" style:family="table-cell">
      <style:table-cell-properties style:vertical-align="middle" fo:padding="0.0194in" fo:border="none"/>
    </style:style>
    <style:style style:name="P1" style:family="paragraph" style:parent-style-name="Text_20_body" style:list-style-name="L4"/>
    <style:style style:name="P2" style:family="paragraph" style:parent-style-name="Text_20_body" style:list-style-name="L1">
      <style:text-properties fo:font-size="14pt" style:font-size-asian="14pt" style:font-size-complex="14pt"/>
    </style:style>
    <style:style style:name="P3" style:family="paragraph" style:parent-style-name="Text_20_body" style:list-style-name="L2">
      <style:text-properties fo:font-size="14pt" style:font-size-asian="14pt" style:font-size-complex="14pt"/>
    </style:style>
    <style:style style:name="P4" style:family="paragraph" style:parent-style-name="Text_20_body" style:list-style-name="L3">
      <style:text-properties fo:font-size="14pt" style:font-size-asian="14pt" style:font-size-complex="14pt"/>
    </style:style>
    <style:style style:name="P5" style:family="paragraph" style:parent-style-name="Text_20_body" style:list-style-name="L3">
      <style:text-properties fo:font-size="14pt" officeooo:paragraph-rsid="000fc18e" style:font-size-asian="14pt" style:font-size-complex="14pt"/>
    </style:style>
    <style:style style:name="P6" style:family="paragraph" style:parent-style-name="Text_20_body" style:list-style-name="L3">
      <style:text-properties fo:color="#c9211e" fo:font-size="16pt" officeooo:paragraph-rsid="000fc18e" style:font-size-asian="16pt" style:font-size-complex="16pt"/>
    </style:style>
    <style:style style:name="P7" style:family="paragraph" style:parent-style-name="Standard">
      <style:text-properties fo:font-size="14pt" style:font-size-asian="14pt" style:font-size-complex="14pt"/>
    </style:style>
    <style:style style:name="P8" style:family="paragraph" style:parent-style-name="Heading_20_1">
      <style:text-properties fo:font-size="16pt" style:font-size-asian="14pt" style:font-size-complex="16pt"/>
    </style:style>
    <style:style style:name="P9" style:family="paragraph" style:parent-style-name="Preformatted_20_Text">
      <style:text-properties fo:font-size="14pt" style:font-size-asian="14pt" style:font-size-complex="14pt"/>
    </style:style>
    <style:style style:name="P10" style:family="paragraph" style:parent-style-name="Preformatted_20_Text">
      <style:paragraph-properties style:writing-mode="lr-tb"/>
    </style:style>
    <style:style style:name="P11" style:family="paragraph" style:parent-style-name="Preformatted_20_Text">
      <style:paragraph-properties style:writing-mode="lr-tb"/>
      <style:text-properties fo:font-size="14pt" style:font-size-asian="14pt" style:font-size-complex="14pt"/>
    </style:style>
    <style:style style:name="P12" style:family="paragraph" style:parent-style-name="Preformatted_20_Text">
      <style:paragraph-properties fo:margin-top="0in" fo:margin-bottom="0.1965in" loext:contextual-spacing="false" style:writing-mode="lr-tb"/>
    </style:style>
    <style:style style:name="P13" style:family="paragraph" style:parent-style-name="Horizontal_20_Line">
      <style:text-properties fo:font-size="14pt" style:font-size-asian="14pt" style:font-size-complex="14pt"/>
    </style:style>
    <style:style style:name="P14" style:family="paragraph" style:parent-style-name="Table_20_Heading">
      <style:text-properties fo:font-size="14pt" style:font-size-asian="14pt" style:font-size-complex="14pt"/>
    </style:style>
    <style:style style:name="P15" style:family="paragraph" style:parent-style-name="Table_20_Contents">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color="#c9211e"/>
    </style:style>
    <style:style style:name="T5" style:family="text">
      <style:text-properties fo:color="#c9211e" fo:font-size="20pt" style:font-size-asian="20pt" style:font-size-complex="20pt"/>
    </style:style>
    <style:style style:name="T6" style:family="text">
      <style:text-properties fo:color="#c9211e" fo:font-size="20pt" officeooo:rsid="000fc268" style:font-size-asian="20pt" style:font-size-complex="20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5">🔁 Python Control Statements: </text:span><text:span text:style-name="Source_20_Text"><text:span text:style-name="T5">break</text:span></text:span><text:span text:style-name="T5">, </text:span><text:span text:style-name="Source_20_Text"><text:span text:style-name="T5">continue</text:span></text:span><text:span text:style-name="T5">, </text:span><text:span text:style-name="Source_20_Text"><text:span text:style-name="T5">p</text:span></text:span><text:span text:style-name="Source_20_Text"><text:span text:style-name="T5">ass</text:span></text:span></text:h>
      <text:h text:style-name="Heading_20_2" text:outline-level="2">🔹 1. <text:span text:style-name="Source_20_Text">break</text:span> Statement</text:h>
      <text:h text:style-name="Heading_20_3" text:outline-level="3">📝 <text:span text:style-name="Strong_20_Emphasis"><text:span text:style-name="T2">Definition</text:span></text:span><text:span text:style-name="T2">:</text:span></text:h>
      <text:p text:style-name="Text_20_body">T<text:span text:style-name="T1">he </text:span><text:span text:style-name="Source_20_Text"><text:span text:style-name="T1">break</text:span></text:span><text:span text:style-name="T1"> statement in Python is used to </text:span><text:span text:style-name="Strong_20_Emphasis"><text:span text:style-name="T1">terminate the execution of a loop</text:span></text:span><text:span text:style-name="T1"> prematurely when a specific condition is met. When Python encounters a </text:span><text:span text:style-name="Source_20_Text"><text:span text:style-name="T1">break</text:span></text:span><text:span text:style-name="T1"> statement inside a </text:span><text:span text:style-name="Source_20_Text"><text:span text:style-name="T1">for</text:span></text:span><text:span text:style-name="T1"> or </text:span><text:span text:style-name="Source_20_Text"><text:span text:style-name="T1">while</text:span></text:span><text:span text:style-name="T1"> loop, it immediately exits the loop and transfers control to the next statement after the loop. It is commonly used to </text:span><text:span text:style-name="Strong_20_Emphasis"><text:span text:style-name="T1">prevent unnecessary iterations</text:span></text:span><text:span text:style-name="T1"> or to </text:span><text:span text:style-name="Strong_20_Emphasis"><text:span text:style-name="T1">exit infinite loops</text:span></text:span><text:span text:style-name="T1"> when a condition has been fulfilled.</text:span></text:p>
      <text:h text:style-name="Heading_20_3" text:outline-level="3"><text:span text:style-name="T1">⚡ </text:span><text:span text:style-name="Strong_20_Emphasis"><text:span text:style-name="T1">Brief Definition</text:span></text:span><text:span text:style-name="T1">:</text:span></text:h>
      <text:p text:style-name="Text_20_body"><text:span text:style-name="Source_20_Text"><text:span text:style-name="T1">break</text:span></text:span><text:span text:style-name="T1"> stops the loop immediately and jumps out of it.</text:span></text:p>
      <text:h text:style-name="Heading_20_3" text:outline-level="3"><text:span text:style-name="T1">✅ </text:span><text:span text:style-name="Strong_20_Emphasis"><text:span text:style-name="T1">Syntax</text:span></text:span><text:span text:style-name="T1">:</text:span></text:h>
      <text:p text:style-name="P10"><text:span text:style-name="Source_20_Text"><text:span text:style-name="T1">for item in iterable:</text:span></text:span></text:p>
      <text:p text:style-name="P10"><text:span text:style-name="Source_20_Text"><text:span text:style-name="T1"><text:s text:c="4"/>if condition:</text:span></text:span></text:p>
      <text:p text:style-name="P12"><text:span text:style-name="Source_20_Text"><text:span text:style-name="T1"><text:s text:c="8"/>break</text:span></text:span></text:p>
      <text:h text:style-name="Heading_20_3" text:outline-level="3"><text:span text:style-name="T1">💡 </text:span><text:span text:style-name="Strong_20_Emphasis"><text:span text:style-name="T1">Real-time Example</text:span></text:span><text:span text:style-name="T1">:</text:span></text:h>
      <text:p text:style-name="P10"><text:span text:style-name="Source_20_Text"><text:span text:style-name="T1"># Break example in user login system</text:span></text:span></text:p>
      <text:p text:style-name="P10"><text:span text:style-name="Source_20_Text"><text:span text:style-name="T1">correct_password = "admin123"</text:span></text:span></text:p>
      <text:p text:style-name="P10"><text:span text:style-name="Source_20_Text"><text:span text:style-name="T1">attempt = 0</text:span></text:span></text:p>
      <text:p text:style-name="P11"/>
      <text:p text:style-name="P10"><text:span text:style-name="Source_20_Text"><text:span text:style-name="T1">while attempt &lt; 3:</text:span></text:span></text:p>
      <text:p text:style-name="P10"><text:span text:style-name="Source_20_Text"><text:span text:style-name="T1"><text:s text:c="4"/>password = input("Enter your password: ")</text:span></text:span></text:p>
      <text:p text:style-name="P10"><text:span text:style-name="Source_20_Text"><text:span text:style-name="T1"><text:s text:c="4"/>if password == correct_password:</text:span></text:span></text:p>
      <text:p text:style-name="P10"><text:span text:style-name="Source_20_Text"><text:span text:style-name="T1"><text:s text:c="8"/>print("Login successful!")</text:span></text:span></text:p>
      <text:p text:style-name="P10"><text:span text:style-name="Source_20_Text"><text:span text:style-name="T1"><text:s text:c="8"/>break <text:s/># exits the loop if password is correct</text:span></text:span></text:p>
      <text:p text:style-name="P10"><text:span text:style-name="Source_20_Text"><text:span text:style-name="T1"><text:s text:c="4"/>else:</text:span></text:span></text:p>
      <text:p text:style-name="P10"><text:span text:style-name="Source_20_Text"><text:span text:style-name="T1"><text:s text:c="8"/>print("Incorrect password.")</text:span></text:span></text:p>
      <text:p text:style-name="P12"><text:span text:style-name="Source_20_Text"><text:span text:style-name="T1"><text:s text:c="8"/>attempt += 1</text:span></text:span></text:p>
      <text:h text:style-name="Heading_20_3" text:outline-level="3"><text:span text:style-name="T1">🎯 </text:span><text:span text:style-name="Strong_20_Emphasis"><text:span text:style-name="T1">Uses</text:span></text:span><text:span text:style-name="T1">:</text:span></text:h>
      <text:list xml:id="list3771406240" text:style-name="L1">
        <text:list-item>
          <text:p text:style-name="P2">Exiting loops when data is found (e.g., searching).</text:p>
        </text:list-item>
        <text:list-item>
          <text:p text:style-name="P2"><text:soft-page-break/>Stopping user input after correct credentials.</text:p>
        </text:list-item>
        <text:list-item>
          <text:p text:style-name="P2">Exiting loops based on real-time user interaction or sensor input.</text:p>
        </text:list-item>
      </text:list>
      <text:p text:style-name="P13"/>
      <text:h text:style-name="Heading_20_2" text:outline-level="2">🔹 2. <text:span text:style-name="Source_20_Text">continue</text:span> Statement</text:h>
      <text:h text:style-name="Heading_20_3" text:outline-level="3">📝 <text:span text:style-name="Strong_20_Emphasis"><text:span text:style-name="T2">Definition</text:span></text:span><text:span text:style-name="T2">:</text:span></text:h>
      <text:p text:style-name="Text_20_body"><text:span text:style-name="T1">The </text:span><text:span text:style-name="Source_20_Text"><text:span text:style-name="T1">continue</text:span></text:span><text:span text:style-name="T1"> statement in Python is used to </text:span><text:span text:style-name="Strong_20_Emphasis"><text:span text:style-name="T1">skip the rest of the code inside the current loop iteration</text:span></text:span><text:span text:style-name="T1"> and go to the next iteration. When the </text:span><text:span text:style-name="Source_20_Text"><text:span text:style-name="T1">continue</text:span></text:span><text:span text:style-name="T1"> statement is executed, the loop doesn't stop but simply skips over the remaining code for that particular iteration and proceeds with the next cycle of the loop. It is especially useful when certain conditions should be excluded during loop execution.</text:span></text:p>
      <text:h text:style-name="Heading_20_3" text:outline-level="3">⚡ <text:span text:style-name="Strong_20_Emphasis">Brief Definition</text:span>:</text:h>
      <text:p text:style-name="Text_20_body"><text:span text:style-name="Source_20_Text">continue</text:span> skips the current iteration and moves to the next one.</text:p>
      <text:h text:style-name="Heading_20_3" text:outline-level="3">✅ <text:span text:style-name="Strong_20_Emphasis">Syntax</text:span>:</text:h>
      <text:p text:style-name="P9"/>
      <text:p text:style-name="P10"><text:span text:style-name="Source_20_Text"><text:span text:style-name="T1">for item in iterable:</text:span></text:span></text:p>
      <text:p text:style-name="P10"><text:span text:style-name="Source_20_Text"><text:span text:style-name="T1"><text:s text:c="4"/>if condition:</text:span></text:span></text:p>
      <text:p text:style-name="P10"><text:span text:style-name="Source_20_Text"><text:span text:style-name="T1"><text:s text:c="8"/>continue</text:span></text:span></text:p>
      <text:p text:style-name="P12"><text:span text:style-name="Source_20_Text"><text:span text:style-name="T1"><text:s text:c="4"/># code below is skipped if continue runs</text:span></text:span></text:p>
      <text:h text:style-name="Heading_20_3" text:outline-level="3"><text:span text:style-name="T1">💡 </text:span><text:span text:style-name="Strong_20_Emphasis"><text:span text:style-name="T1">Real-time Example</text:span></text:span><text:span text:style-name="T1">:</text:span></text:h>
      <text:p text:style-name="P10"><text:span text:style-name="Source_20_Text"><text:span text:style-name="T1"># Skip invalid inputs in a list of numbers</text:span></text:span></text:p>
      <text:p text:style-name="P10"><text:span text:style-name="Source_20_Text"><text:span text:style-name="T1">numbers = [10, 20, -1, 30, -5, 40]</text:span></text:span></text:p>
      <text:p text:style-name="P11"/>
      <text:p text:style-name="P10"><text:span text:style-name="Source_20_Text"><text:span text:style-name="T1">for num in numbers:</text:span></text:span></text:p>
      <text:p text:style-name="P10"><text:span text:style-name="Source_20_Text"><text:span text:style-name="T1"><text:s text:c="4"/>if num &lt; 0:</text:span></text:span></text:p>
      <text:p text:style-name="P10"><text:span text:style-name="Source_20_Text"><text:span text:style-name="T1"><text:s text:c="8"/>continue <text:s/># skip negative numbers</text:span></text:span></text:p>
      <text:p text:style-name="P12"><text:span text:style-name="Source_20_Text"><text:span text:style-name="T1"><text:s text:c="4"/>print("Processing:", num)</text:span></text:span></text:p>
      <text:h text:style-name="Heading_20_3" text:outline-level="3"><text:span text:style-name="T1">🎯 </text:span><text:span text:style-name="Strong_20_Emphasis"><text:span text:style-name="T1">Uses</text:span></text:span><text:span text:style-name="T1">:</text:span></text:h>
      <text:list xml:id="list1140229565" text:style-name="L2">
        <text:list-item>
          <text:p text:style-name="P3">Skipping unwanted records (e.g., negative values, missing data).</text:p>
        </text:list-item>
        <text:list-item>
          <text:p text:style-name="P3">Ignoring specific items in filtering.</text:p>
        </text:list-item>
        <text:list-item>
          <text:p text:style-name="P3">Controlling flow without exiting the loop.</text:p>
        </text:list-item>
      </text:list>
      <text:p text:style-name="P13"><text:soft-page-break/></text:p>
      <text:h text:style-name="Heading_20_2" text:outline-level="2"><text:span text:style-name="T3">🔹 3. </text:span><text:span text:style-name="Source_20_Text"><text:span text:style-name="T3">pass</text:span></text:span><text:span text:style-name="T3"> Statement</text:span></text:h>
      <text:h text:style-name="Heading_20_3" text:outline-level="3"><text:span text:style-name="T1">📝</text:span><text:span text:style-name="Strong_20_Emphasis"><text:span text:style-name="T1">Definition</text:span></text:span><text:span text:style-name="T1">:</text:span></text:h>
      <text:p text:style-name="Text_20_body"><text:span text:style-name="T1">The </text:span><text:span text:style-name="Source_20_Text"><text:span text:style-name="T1">pass</text:span></text:span><text:span text:style-name="T1"> statement in Python is a </text:span><text:span text:style-name="Strong_20_Emphasis"><text:span text:style-name="T1">null operation</text:span></text:span><text:span text:style-name="T1"> — it does nothing when executed. It is used as a placeholder in blocks of code where syntax requires a statement but no action is needed or has not been implemented yet. This is especially useful during development when the logic hasn’t been written but the structure of the code is being built.</text:span></text:p>
      <text:h text:style-name="Heading_20_3" text:outline-level="3"><text:span text:style-name="T1">⚡ </text:span><text:span text:style-name="Strong_20_Emphasis"><text:span text:style-name="T1">Brief Definition</text:span></text:span><text:span text:style-name="T1">:</text:span></text:h>
      <text:p text:style-name="Text_20_body"><text:span text:style-name="Source_20_Text"><text:span text:style-name="T1">pass</text:span></text:span><text:span text:style-name="T1"> does nothing; it's used as a placeholder.</text:span></text:p>
      <text:h text:style-name="Heading_20_3" text:outline-level="3"><text:span text:style-name="T1">✅ </text:span><text:span text:style-name="Strong_20_Emphasis"><text:span text:style-name="T1">Syntax</text:span></text:span><text:span text:style-name="T1">:</text:span></text:h>
      <text:p text:style-name="P10"><text:span text:style-name="Source_20_Text"><text:span text:style-name="T1">if condition:</text:span></text:span></text:p>
      <text:p text:style-name="P12"><text:span text:style-name="Source_20_Text"><text:span text:style-name="T1"><text:s text:c="4"/>pass <text:s/># placeholder for future code</text:span></text:span></text:p>
      <text:h text:style-name="Heading_20_3" text:outline-level="3"><text:span text:style-name="T1">💡 </text:span><text:span text:style-name="Strong_20_Emphasis"><text:span text:style-name="T1">Real-time Example</text:span></text:span><text:span text:style-name="T1">:</text:span></text:h>
      <text:p text:style-name="P10"><text:span text:style-name="Source_20_Text"><text:span text:style-name="T1"># Placeholder for a feature not yet implemented</text:span></text:span></text:p>
      <text:p text:style-name="P10"><text:span text:style-name="Source_20_Text"><text:span text:style-name="T1">option = input("Choose an option: ")</text:span></text:span></text:p>
      <text:p text:style-name="P11"/>
      <text:p text:style-name="P10"><text:span text:style-name="Source_20_Text"><text:span text:style-name="T1">if option == "Settings":</text:span></text:span></text:p>
      <text:p text:style-name="P10"><text:span text:style-name="Source_20_Text"><text:span text:style-name="T1"><text:s text:c="4"/>pass <text:s/># settings feature under construction</text:span></text:span></text:p>
      <text:p text:style-name="P10"><text:span text:style-name="Source_20_Text"><text:span text:style-name="T1">else:</text:span></text:span></text:p>
      <text:p text:style-name="P12"><text:span text:style-name="Source_20_Text"><text:span text:style-name="T1"><text:s text:c="4"/>print("Option selected:", option)</text:span></text:span></text:p>
      <text:h text:style-name="Heading_20_3" text:outline-level="3"><text:span text:style-name="T1">🎯 </text:span><text:span text:style-name="Strong_20_Emphasis"><text:span text:style-name="T1">Uses</text:span></text:span><text:span text:style-name="T1">:</text:span></text:h>
      <text:list xml:id="list535536871" text:style-name="L3">
        <text:list-item>
          <text:p text:style-name="P4">To write code structure without implementation.</text:p>
        </text:list-item>
        <text:list-item>
          <text:p text:style-name="P4">Avoid empty block errors in loops, functions, classes.</text:p>
        </text:list-item>
        <text:list-item>
          <text:p text:style-name="P5">Used in error handling to temporarily ignore exceptions.</text:p>
        </text:list-item>
        <text:list-item>
          <text:p text:style-name="P5"/>
          <text:p text:style-name="P5"/>
          <text:p text:style-name="P5"/>
          <text:p text:style-name="P5"><text:soft-page-break/></text:p>
          <text:p text:style-name="P5"/>
        </text:list-item>
        <text:list-item>
          <text:p text:style-name="P6">📊 Comparison Tabl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4">Control Statement</text:p>
            </table:table-cell>
            <table:table-cell table:style-name="Table1.A1" office:value-type="string">
              <text:p text:style-name="P14">Long Definition</text:p>
            </table:table-cell>
            <table:table-cell table:style-name="Table1.A1" office:value-type="string">
              <text:p text:style-name="P14">Brief Meaning</text:p>
            </table:table-cell>
            <table:table-cell table:style-name="Table1.A1" office:value-type="string">
              <text:p text:style-name="P14">Loop Exits?</text:p>
            </table:table-cell>
            <table:table-cell table:style-name="Table1.A1" office:value-type="string">
              <text:p text:style-name="P14">Skips Iteration?</text:p>
            </table:table-cell>
            <table:table-cell table:style-name="Table1.A1" office:value-type="string">
              <text:p text:style-name="P14">Placeholder?</text:p>
            </table:table-cell>
            <table:table-cell table:style-name="Table1.A1" office:value-type="string">
              <text:p text:style-name="P14">Common Use</text:p>
            </table:table-cell>
          </table:table-row>
        </table:table-header-rows>
        <table:table-row>
          <table:table-cell table:style-name="Table1.A1" office:value-type="string">
            <text:p text:style-name="Table_20_Contents"><text:span text:style-name="Source_20_Text"><text:span text:style-name="T1">break</text:span></text:span></text:p>
          </table:table-cell>
          <table:table-cell table:style-name="Table1.A1" office:value-type="string">
            <text:p text:style-name="P15">Terminates the entire loop immediately when a condition is met.</text:p>
          </table:table-cell>
          <table:table-cell table:style-name="Table1.A1" office:value-type="string">
            <text:p text:style-name="P15">Stops the loop.</text:p>
          </table:table-cell>
          <table:table-cell table:style-name="Table1.A1" office:value-type="string">
            <text:p text:style-name="P15">✅ Yes</text:p>
          </table:table-cell>
          <table:table-cell table:style-name="Table1.A1" office:value-type="string">
            <text:p text:style-name="P15">❌ No</text:p>
          </table:table-cell>
          <table:table-cell table:style-name="Table1.A1" office:value-type="string">
            <text:p text:style-name="P15">❌ No</text:p>
          </table:table-cell>
          <table:table-cell table:style-name="Table1.A1" office:value-type="string">
            <text:p text:style-name="P15">Exit early</text:p>
          </table:table-cell>
        </table:table-row>
        <table:table-row>
          <table:table-cell table:style-name="Table1.A1" office:value-type="string">
            <text:p text:style-name="Table_20_Contents"><text:span text:style-name="Source_20_Text"><text:span text:style-name="T1">continue</text:span></text:span></text:p>
          </table:table-cell>
          <table:table-cell table:style-name="Table1.A1" office:value-type="string">
            <text:p text:style-name="P15">Skips the rest of the code for the current iteration and continues to the next one.</text:p>
          </table:table-cell>
          <table:table-cell table:style-name="Table1.A1" office:value-type="string">
            <text:p text:style-name="P15">Skip iteration.</text:p>
          </table:table-cell>
          <table:table-cell table:style-name="Table1.A1" office:value-type="string">
            <text:p text:style-name="P15">❌ No</text:p>
          </table:table-cell>
          <table:table-cell table:style-name="Table1.A1" office:value-type="string">
            <text:p text:style-name="P15">✅ Yes</text:p>
          </table:table-cell>
          <table:table-cell table:style-name="Table1.A1" office:value-type="string">
            <text:p text:style-name="P15">❌ No</text:p>
          </table:table-cell>
          <table:table-cell table:style-name="Table1.A1" office:value-type="string">
            <text:p text:style-name="P15">Skip values</text:p>
          </table:table-cell>
        </table:table-row>
        <table:table-row>
          <table:table-cell table:style-name="Table1.A1" office:value-type="string">
            <text:p text:style-name="Table_20_Contents"><text:span text:style-name="Source_20_Text"><text:span text:style-name="T1">pass</text:span></text:span></text:p>
          </table:table-cell>
          <table:table-cell table:style-name="Table1.A1" office:value-type="string">
            <text:p text:style-name="P15">Does nothing; used when a statement is required syntactically but no action is needed.</text:p>
          </table:table-cell>
          <table:table-cell table:style-name="Table1.A1" office:value-type="string">
            <text:p text:style-name="P15">Do nothing.</text:p>
          </table:table-cell>
          <table:table-cell table:style-name="Table1.A1" office:value-type="string">
            <text:p text:style-name="P15">❌ No</text:p>
          </table:table-cell>
          <table:table-cell table:style-name="Table1.A1" office:value-type="string">
            <text:p text:style-name="P15">❌ No</text:p>
          </table:table-cell>
          <table:table-cell table:style-name="Table1.A1" office:value-type="string">
            <text:p text:style-name="P15">✅ Yes</text:p>
          </table:table-cell>
          <table:table-cell table:style-name="Table1.A1" office:value-type="string">
            <text:p text:style-name="P15">Placeholder</text:p>
          </table:table-cell>
        </table:table-row>
      </table:table>
      <text:p text:style-name="P13"/>
      <text:h text:style-name="Heading_20_2" text:outline-level="2"><text:span text:style-name="T1">✅ </text:span><text:span text:style-name="Strong_20_Emphasis"><text:span text:style-name="T1">Conclusion</text:span></text:span></text:h>
      <text:list xml:id="list1538394799" text:style-name="L4">
        <text:list-item>
          <text:p text:style-name="P1"><text:span text:style-name="Source_20_Text"><text:span text:style-name="T1">break</text:span></text:span><text:span text:style-name="T1">, </text:span><text:span text:style-name="Source_20_Text"><text:span text:style-name="T1">continue</text:span></text:span><text:span text:style-name="T1">, and </text:span><text:span text:style-name="Source_20_Text"><text:span text:style-name="T1">pass</text:span></text:span><text:span text:style-name="T1"> are essential for </text:span><text:span text:style-name="Strong_20_Emphasis"><text:span text:style-name="T1">controlling the flow</text:span></text:span><text:span text:style-name="T1"> of loops and conditionals in Python.</text:span></text:p>
        </text:list-item>
        <text:list-item>
          <text:p text:style-name="P1"><text:span text:style-name="Source_20_Text"><text:span text:style-name="T1">break</text:span></text:span><text:span text:style-name="T1"> is used to </text:span><text:span text:style-name="Strong_20_Emphasis"><text:span text:style-name="T1">exit</text:span></text:span><text:span text:style-name="T1"> loops early.</text:span></text:p>
        </text:list-item>
        <text:list-item>
          <text:p text:style-name="P1"><text:span text:style-name="Source_20_Text"><text:span text:style-name="T1">continue</text:span></text:span><text:span text:style-name="T1"> is used to </text:span><text:span text:style-name="Strong_20_Emphasis"><text:span text:style-name="T1">skip</text:span></text:span><text:span text:style-name="T1"> specific iterations.</text:span></text:p>
        </text:list-item>
        <text:list-item>
          <text:p text:style-name="P1"><text:span text:style-name="Source_20_Text"><text:span text:style-name="T1">pass</text:span></text:span><text:span text:style-name="T1"> is used as a </text:span><text:span text:style-name="Strong_20_Emphasis"><text:span text:style-name="T1">placeholder</text:span></text:span><text:span text:style-name="T1"> to maintain code structure.</text:span></text:p>
        </text:list-item>
      </text:list>
      <text:p text:style-name="Text_20_body"><text:span text:style-name="T1">These control statements enhance the </text:span><text:span text:style-name="Strong_20_Emphasis"><text:span text:style-name="T1">efficiency</text:span></text:span><text:span text:style-name="T1">, </text:span><text:span text:style-name="Strong_20_Emphasis"><text:span text:style-name="T1">readability</text:span></text:span><text:span text:style-name="T1">, and </text:span><text:span text:style-name="Strong_20_Emphasis"><text:span text:style-name="T1">flexibility</text:span></text:span><text:span text:style-name="T1"> of your programs, especially in </text:span><text:span text:style-name="Strong_20_Emphasis"><text:span text:style-name="T1">real-world applications</text:span></text:span><text:span text:style-name="T1"> like form validation, data filtering, menu-driven systems, and feature prototyping.</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22T14:28:33.089000000</meta:creation-date>
    <dc:date>2025-05-22T15:14:06.139000000</dc:date>
    <meta:editing-duration>PT21M5S</meta:editing-duration>
    <meta:editing-cycles>2</meta:editing-cycles>
    <meta:generator>Neat_Office/6.2.8.2$Windows_x86 LibreOffice_project/</meta:generator>
    <meta:document-statistic meta:table-count="1" meta:image-count="0" meta:object-count="0" meta:page-count="4" meta:paragraph-count="106" meta:word-count="654" meta:character-count="3946" meta:non-whitespace-character-count="3307"/>
  </office:meta>
</office:document-meta>
</file>